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nary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.Ternary( int startPos , int endPos , SpelNodeImpl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.computeExitTypeDescrip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nary.generateCode( MethodVisitor mv , CodeFlow c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ernary.isCompilab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nary.getValueInternal( Expression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